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text-underline-style="none"/>
    </style:style>
    <style:style style:name="T4" style:family="text">
      <style:text-properties style:text-line-through-style="none"/>
    </style:style>
    <style:style style:name="T5" style:family="text">
      <style:text-properties style:text-line-through-style="none" style:text-underline-style="solid" style:text-underline-width="auto" style:text-underline-color="font-color"/>
    </style:style>
    <style:style style:name="T6" style:family="text">
      <style:text-properties style:text-line-through-style="none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2FF2_1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2, FF 2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0</text:p>
      <text:p text:style-name="P5">Number of Sheets<text:tab/><text:tab/><text:tab/><text:tab/>4</text:p>
      <text:p text:style-name="P5">Fragment<text:tab/><text:tab/><text:tab/><text:tab/><text:tab/></text:p>
      <text:p text:style-name="P5">Pagination <text:tab/><text:tab/><text:tab/><text:tab/><text:tab/>Y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Naftali Hezt Wessel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Front Cover]</text:p>
      <text:p text:style-name="P2">An exegetical lecture/</text:p>
      <text:p text:style-name="P2"/>
      <text:p text:style-name="P3">[Page 1]</text:p>
      <text:p text:style-name="P3">Beloved hearers! <text:s/>It has been my aim (though probably with-/-out success through my deficiencies) to unfold before your/ eyes the beauties and truths treasured up in Holy Writ./ <text:s/>Accordingly I have seized every opportunity to draw your/ attention to certain passages in the respective lesson of/ the Sabbath, which might furnish your minds with new and/ useful ideas. <text:s/>But I confess that had I made the exegesis/ of the Bible the exclusive subject of my discourses, I should/ not have imparted <text:span text:style-name="T2">one</text:span><text:span text:style-name="T4"> a thousandth part of the profitable/ knowledge to be derived from that heavenly book./ <text:s/>A long experience has convinced me that only an incessant/ study of the original, can exhibit in its true light the/ matchless worth of the code which is Jacob's inheritance./ <text:s/>No exposition however accurate can reproduce the weighty/ sense of the sacred text. <text:s/>We may by its means sip/ some refreshing water from the spring of wisdom, but/ it will never enable us to quaff thereat. <text:s/>It may/ be argued, that such result is the common lot of any/ translated work, for, each language possesses peculiarities,/ which are totally lost when couched in a foreign diction./ <text:s/>But while I admit the correctness of such reasoning, I/ contend that neither in extent nor in importance is the/ difference, in other cases, so great as with regard to the Hebrew./</text:span></text:p>
      <text:p text:style-name="P3"><text:span text:style-name="T4"/></text:p>
      <text:p text:style-name="P3"><text:span text:style-name="T4">[Page 2]</text:span></text:p>
      <text:p text:style-name="P3"><text:span text:style-name="T4">The Rabbis have said, that when the Greek translation of/ the Pentateuch was executed by order of </text:span><text:soft-page-break/><text:span text:style-name="T4">Ptolomey Philadelphus,/ darkness envelopped the earth; which hyperbole undoubtedly/ signifies how, through that human production, erroneous/ conceptions would be formed touching the word of the inspired/ legislator. <text:s/>No, my friends! a thorough acquaintance with/ the language, which is the bounden duty of Israelites to learn,/ is solely capable to open our understanding to the compre-/-hensive meaning and </text:span><text:span text:style-name="T5">spirit</text:span><text:span text:style-name="T6"> of the volumes we revere./ <text:s/>The section of this morning offers many striking instances,/ in support of my opinion, but for the sake of brevity,/ I will cite only two. <text:s/>And in commencing with the very/ first verse of the Parasha we have recited, I need but repeat/ the general interpretation to demonstrate its inadequacy to/ express its import "and God spoke unto Moses, and said/ unto him, I am the Lord" I may have formed a wrong/ judgment, but I consider that the proper definition of/ that sentence, will ever remain concealed to him who is/ not versed in the sacred tongue. <text:s/>Moses had assumed/ with extreme hesitation the task imposed by the Deity./ <text:s/>The </text:span><text:span text:style-name="T3">know</text:span><text:span text:style-name="T6"> consciousness of his want of eloquence, and his exceeding/ meekness combined to deter him from confronting a mighty/ king, and demanding the freedom of his bondmen./</text:span></text:p>
      <text:p text:style-name="P3"><text:span text:style-name="T6"/></text:p>
      <text:p text:style-name="P3"><text:span text:style-name="T6">[Page 3]</text:span></text:p>
      <text:p text:style-name="P3"><text:span text:style-name="T6">Yet, inspired with commiseration for the oppressed and assured/ of his brothers' cooperation, he had at length undertaken the/ momentous charge. <text:s/>But when the deeper anguish of his fellow-/believers, evinced that his zealous endeavours had been abortive;/ that instead of loosening the fetters that chained his victims, the/ tyrant had rivetted them, the heart of the son of Amram grieved/ to its core, and he laid his complaint before the Lord. <text:s/>To comfort/ his servant, and reanimate his gloomy spirits, God appeared/ to him and said [Hebrew] I am "Adonai" But what/ does that single word contain, must the untutored in Hebrew/ ask, that it could suffice to arouse the prophet form his/ despondency, and breathe into him an unflinching faith?.../ In answer to that query, the learned will show the lack of/ a corresponding term in any language to express a word, each/ letter of which bears a distinct meaning. <text:s/>For, Yod, Ha Vav,/ Ha,--that ineffable name uttered only by the high priests/ in the sanctuary--denotes not alone the self-sustaining/ existence of the Eternal, but also his attributes of mercy. <text:s/>All/ the nations of antiquity recognized some superior being, pos-/-sessed of unlimited powers, whom in their respective </text:span><text:span text:style-name="T3">language</text:span><text:span text:style-name="T6"> tongues,/ they styled a God; but Israel alone has a word in his/ language, which comprises the Omniscience, the Omnipre-/-sence, the Omnipotence, and boundless goodness of Him, who/</text:span></text:p>
      <text:p text:style-name="P3"><text:span text:style-name="T6"/></text:p>
      <text:p text:style-name="P3"><text:span text:style-name="T6">[Page 4]</text:span></text:p>
      <text:p text:style-name="P3"><text:span text:style-name="T6">never had a beginning. <text:s/>It is well known by every/ scholar, that though the punctuations of that adorable name,/ direct us to pronounce it "Adonai," or, the Lord we worship,/ still its literal formation, impresses on the mind the grand/ truth, that the future--(indicated by the Yod--) is, like the/ present (pointed out by the Ha &amp; Vav-) revealed before the/ supreme, and that the </text:span><text:span text:style-name="T3">present</text:span><text:span text:style-name="T6"> past (signified by the last Ha-)/ is made to accord with his wise and beneficent govern-/-ment of the universe and its inhabitants. <text:s/>So that if/ we desired to convey a faint idea of the knowledge com-/-municated to Moses by the term under discussion, we would/ be obliged thus to paraphrase it. <text:s/>"I am He that liveth/ eternally, that guideth current events, and remembereth all/ that has past since the creation, rewording the righteous/ according to his piety, and meteing out to the wicked his deserts."/ <text:s/>For, it was by so sublime an imparting that the Almighty sought/ to dispell[sic!] the sorrow occasioned at the sight of unrelenting per-/-secution, and to strengthen the hand of his missionary of/ liberty. <text:s/>Weherefore he continued: The fathers of the nation,/ whose enfranchisement thou must accomplish, acknowledged/ me as the Dispenser of all good "El Shaddai" The God, who/ supplies the maintenance of his creatures, with the solicitude/ which the loving mother exhibits when nurturing her infant at/</text:span></text:p>
      <text:p text:style-name="P3"><text:span text:style-name="T6"/></text:p>
      <text:p text:style-name="P3"><text:span text:style-name="T6">[Page 5]</text:span></text:p>
      <text:p text:style-name="P3"><text:span text:style-name="T6">the breast; but thou whom I have more brightly illumined by the/ revelation of my higher attributes, </text:span><text:soft-page-break/><text:span text:style-name="T6">wilt understand that it is/ my well as it is in my power, to fulfil[sic!] the promise I made to/ the patriarchs. <text:s/>And notwithstanding that the actual position/ of their descendants seems to human eye to preclude all hope,/ yet they shall march to freedom, and become </text:span><text:span text:style-name="T3">my</text:span><text:span text:style-name="T6"> to me a people/ of treasure. <text:s/>Such is, my dear Brethren! the pith of the/ sentence wherewith the lesson of this Sabbath opens, and of the/ five that immediately succeed it; all of which depending/ in a great measure upon the correct definition of the unutter-/-able name of the Supreme, prove the necessity of our drawing/ instruction from the original source, instead of gathering it/ from small </text:span><text:span text:style-name="T3">small</text:span><text:span text:style-name="T6"> streams./</text:span></text:p>
      <text:p text:style-name="P3"><text:span text:style-name="T6">The second passage </text:span><text:span text:style-name="T3">to</text:span><text:span text:style-name="T6"> by which I propose to substantiate my/ argument, and for the comprehension of which, I am indebted/ to the writing of the renowned Naftali Hetz Wessel, occurs/ towards the end of our Parasha. <text:s/>Among the punishments/ which the obduracy of Pharaoh brought upon Egypt, there/ came a terrible storm accompanied with hail, which de-/-vastated the land. <text:s/>Subdued by bodily suffering, but not/ by sincere contrition, the refractory king, besought Moses,/ as he was wont, to pray for the removal of that infliction./ <text:s/>The servant of God, raised his voice to heaven, &amp; calm ensued./</text:span></text:p>
      <text:p text:style-name="P3"><text:span text:style-name="T6"/></text:p>
      <text:p text:style-name="P3"><text:span text:style-name="T6">[Page 6]</text:span></text:p>
      <text:p text:style-name="P3"><text:span text:style-name="T6">But in recording that fact, the Hebrew uses an expression/ which is imperfectly rendered in the accepted version "And/ the rain was not </text:span><text:span text:style-name="T5">poured out</text:span><text:span text:style-name="T6"> (any more) upon the earth" [Hebrew]/ But the verb [Hebrew] is not equivalent to, "pouring out" [Hebrew]/ or [Hebrew] would correspond to that English phrase. <text:s/>Yet the/ sacred text must no doubt appear strangely worded, to him/ who will not ponder thereon, for, it would read "The rain was not/ </text:span><text:span text:style-name="T5">melted down</text:span><text:span text:style-name="T6"> upon the earth" <text:s/>But, mark well, my friend,/ for, that which at the first sight is deemed inapplicable, will/ be adjudged scientifically precise, when scanned with serious/ reflection. <text:s/>The language in which the Pentateuch was transmitted/ to us, is that which the Eternal spoke, when He communicated/ his will to man, consequently it partakes of the perfection of/ the celestial speaker. <text:s/>So that in this instance, what excites/ our surprise, because singular, has treasured up a knowledge/ at which the world has arrived only after thousands of years,/ and most profound researches; namely, the cause</text:span><text:span text:style-name="T3">s</text:span><text:span text:style-name="T6"> which producing rain./ <text:s/>That the exhalations from the earth, and watery evaporations are/ converted into clouds, when at a certain height in the atmosphere,/ is a theory universally accepted. <text:s/>But how those condensed/ bodies are again dissolved into a fluid, and made to drop/ down, is a question that has engaged the attention of the learned/ from the remotest ages. <text:s/>It has been said, that as they come/</text:span></text:p>
      <text:p text:style-name="P3"><text:span text:style-name="T6"/></text:p>
      <text:p text:style-name="P3"><text:span text:style-name="T6">[Page 7]</text:span></text:p>
      <text:p text:style-name="P3"><text:span text:style-name="T6">in close contact, they strike against each other and occasion their/ decomposition. <text:s/>But that that action would be insufficient by/ itself to effect the breaking and precipitating of a compactness/ of vapours, becomes obvious, when we bear in mind that in/ Egypt, for example, the falling of rain is an exceptional occur-/-rence. <text:s/>Yet it is surrounded by seas, and its celebrated Nile/ irrigates the entire land. <text:s/>Can it be supposed that throughout/ the year, and under a skry of intense heat, the Sun has no/ power to absorb the moisture emanating from those great/ sources &amp; form clouds therewith? <text:s/>Reason and the senses/ answer negatively. <text:s/>If then it is so, beyond contradiction, we/ must necessarily conclude that together with the mutual/ pressure of the clouds, to which I have alluded above, a/ stronger force must combine in opening them, and causing/ their contents to be discharged. <text:s/>And that likewise to the/ absence of </text:span><text:span text:style-name="T5">that</text:span><text:span text:style-name="T6"> force, is the want of rain to be ascribed./ <text:s/>Now, my Brethren! what that force is, which remained unknown/ to the scientific world until within a comparatively modern age,/ Holy Writ teaches in one simple phrase [Hebrew]/ "And the rain was not </text:span><text:span text:style-name="T5">melted down</text:span><text:span text:style-name="T6"> upon the earth" <text:s/>The/ subtle substance which produces liquefaction, departed from/ the Egyptian atmosphere. <text:s/>In short, it is electric/ </text:span><text:span text:style-name="T5">fire</text:span><text:span text:style-name="T6"> that actually dissolves the accumulated exhalations,/</text:span></text:p>
      <text:p text:style-name="P3"><text:span text:style-name="T6"/></text:p>
      <text:p text:style-name="P3"><text:span text:style-name="T6">[Page 8]</text:span></text:p>
      <text:p text:style-name="P3"><text:span text:style-name="T6">when they distill water upon the ground. <text:s/>And that self-same/ powerful agent which at the bidding of its </text:span><text:soft-page-break/><text:span text:style-name="T6">Creator had brought/ on proud Myriam as fearful a visitation as it was uncommon,/ ceased to act at the petition of the faithful messenger of the Lord./ <text:s/>The country which by an ordinance of Providence is fertilized/ through the overflowing of its rivers, witnessed no more what/ it experienced, through its inequity, in the days of Moses. <text:s/>For,/ the vapors it raises are not forced downward by electrical/ impulse. <text:s/>And the interesting knowledge derived from/ the passage at issue, is graphically revealed, if I may say so,/ in the philological composition of a sentence in the book of/ Psalms [Hebrew] "He causeth exhalations," or, literally, what/ can be uplifted," to ascend from the bottom of the earth," but as/ they by themselves are unable to drop down again, it continues/ [Hebrew] "He made lightnings for the rain" the fire </text:span><text:span text:style-name="T5">they</text:span><text:span text:style-name="T6">/ contain separate the watery mass and it returns whence it came./ <text:s/>And it beautifully concludes [Hebrew] "He bringeth forth/ wind out of his treasures; the air put in motion, drifts the rain/ wheresoever God has designed. <text:s/>Beloved hearers! <text:s/>The two/ instances which I have adduced to prove the comprehensiveness/ and vigour of the language which bears the impress of the/ Almighty, form but an insignificant minority to the evidences/ that the student can discover while pondering on the original/</text:span></text:p>
      <text:p text:style-name="P3"><text:span text:style-name="T6"/></text:p>
      <text:p text:style-name="P3"><text:span text:style-name="T6">[Page 9]</text:span></text:p>
      <text:p text:style-name="P3"><text:span text:style-name="T6">text of the Scriptures. <text:s/>Not without cause have our Rabbins called/ it [Hebrew] "the holy tongue", for independently of the halo cast around/ it </text:span><text:span text:style-name="T3">at</text:span><text:span text:style-name="T6"> on the memorable day that Israel heard the Decalogue, it/ possesses an inherent sanctity. <text:s/>Its very expressions are a health-/-ful knowledge to those who seek it its phrases are a fountain of wisdom. <text:s/>Shall we then,/ my friends! cast it away from our midst as unworthy of utterance?/ <text:s/>Shall we follow the impure current of innovations, and address/ our God in languages comparably inferior to that of our prophets/ and Sages? <text:s/>Shall we cease to acknowledge our faith in those/ blessed words, which have ever thrilled the hearts of Israel, and which/ sound lifeless in the tongues of the gentiles? <text:s/>Oh never! <text:s/>Let every/ one of us who has been reared in ignorance of his national language,/ privately commune with his Maker in that which he best com-/-prehends, but let him not attempt deliberately or by indirect means/ to remodel therewith our public worship. <text:s/>Let him rather atone/ for his neglect, and betake himself to a study, which will open/ to him treasures, not of material, but of spiritual gain; that/ is, the truths and beauties of the heavenly volumes. <text:s/>And if/ age or circumstances withhold from him that important acquisition,/ let him procure it for his children. <text:s/>In lieu of cramming their young/ minds with learning, which, in all likelihood, will prove superfluous in/ their future walks of life, let him employ their faculties in mastering/ a language, which awakens invigorating thoughts, noble aspirations,/</text:span></text:p>
      <text:p text:style-name="P3"><text:span text:style-name="T6"/></text:p>
      <text:p text:style-name="P3"><text:span text:style-name="T6">[Page 10]</text:span></text:p>
      <text:p text:style-name="P3"><text:span text:style-name="T6">universal love. <text:s/></text:span><text:span text:style-name="T3">Accept, my friends! my humble advice, as</text:span><text:span text:style-name="T6"> My friends! <text:s/>Prompted by a sincere desire to render my scanty knowledge/ </text:span><text:span text:style-name="T3">you may dispose of my feeble strenuous efforts in disseminating the</text:span><text:span text:style-name="T6"> conducive to the dissemination of our holy language. <text:s/>Deeply imbued with a sense of the duties/ </text:span><text:span text:style-name="T3">knowledge of our holy language.</text:span><text:span text:style-name="T6"> which my position demands of me, I have, at various times offered gratuitous instruction. <text:s/>A few availed themselves thereof, but the majority + <text:s/>And may the Almighty/ grant every one of us acumen of intellect to learn with ease,/ a strong memory to retain our knowledge, facility to impart/ it to our fellow-beings, and an unflinching will to observe/ and execute the spiritual teaching of his inspired servants/ and Israel's sages. <text:s/>Amen./</text:span></text:p>
      <text:p text:style-name="P3"><text:span text:style-name="T6"/></text:p>
      <text:p text:style-name="P3"><text:span text:style-name="T6">+ disregarded the call. <text:s/>This day, on which I have endeavoured to/ impress on your mind the necessity of cultivating the field of Hebrew/ literature, let my exhortation be accompanied with the frequently/ repeated assurance, that my strenuous efforts are at the disposal/ of the Congregation, whose spiritual improvement I have at heart,/ whether it be by public or private tuition. <text:s/>And may the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9T12:34:29.94</meta:creation-date>
    <meta:document-statistic meta:table-count="0" meta:image-count="0" meta:object-count="0" meta:page-count="5" meta:paragraph-count="84" meta:word-count="2468" meta:character-count="15277"/>
    <dc:date>2012-11-19T14:31:25.12</dc:date>
    <meta:editing-duration>PT3M31S</meta:editing-duration>
    <meta:editing-cycles>1</meta:editing-cycles>
    <meta:generator>OpenOffice.org/3.4.1$Win32 OpenOffice.org_project/341m1$Build-9593</meta:generator>
  </office:meta>
</office:document-meta>
</file>